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5.05883333333333cm"/>
    </style:style>
    <style:style style:name="co2" style:family="table-column">
      <style:table-column-properties fo:break-before="auto" style:column-width="8.76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4.402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table:style-name="ce1"/>
          <table:table-cell office:value-type="string" table:style-name="ce3">
            <text:p>Plannig du site N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pan text:style-name="T2">Acteur</text:span><text:s/>: Hermann &amp; Dada</text:p>
          </table:table-cell>
          <table:table-cell table:number-columns-repeated="16383" table:style-name="ce1"/>
        </table:table-row>
        <table:table-row table:style-name="ro2">
          <table:table-cell office:value-type="date" office:date-value="2018-01-22T00:00:00" table:style-name="ce2">
            <text:p>22/01/2018</text:p>
          </table:table-cell>
          <table:table-cell office:value-type="string" table:style-name="ce1">
            <text:p>Etude de l'existant</text:p>
          </table:table-cell>
          <table:table-cell table:number-columns-repeated="16382"/>
        </table:table-row>
        <table:table-row table:style-name="ro2">
          <table:table-cell office:value-type="date" office:date-value="2018-01-23T00:00:00" table:style-name="ce2">
            <text:p>23/01/2018</text:p>
          </table:table-cell>
          <table:table-cell office:value-type="string" table:style-name="ce1">
            <text:p>Recherche d'un template appropri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24/01 au 26/01/2018</text:p>
          </table:table-cell>
          <table:table-cell office:value-type="string" table:style-name="ce1">
            <text:p>Integration du contenu et test</text:p>
          </table:table-cell>
          <table:table-cell table:number-columns-repeated="16382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number-rows-repeated="1048570" table:style-name="ro2">
          <table:table-cell table:number-columns-repeated="16384"/>
        </table:table-row>
      </table:table>
      <table:table table:name="Feuil2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Feuil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NGS_002</meta:initial-creator>
    <dc:creator>NGS_002</dc:creator>
    <meta:creation-date>2018-01-22T19:19:54Z</meta:creation-date>
    <dc:date>2018-06-01T13:08:26Z</dc:date>
  </office:meta>
</office:document-meta>
</file>